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189cm"/>
    </style:style>
    <style:style style:name="co2" style:family="table-column">
      <style:table-column-properties fo:break-before="auto" style:column-width="6.486cm"/>
    </style:style>
    <style:style style:name="co3" style:family="table-column">
      <style:table-column-properties fo:break-before="auto" style:column-width="35.763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9.246cm"/>
    </style:style>
    <style:style style:name="co6" style:family="table-column">
      <style:table-column-properties fo:break-before="auto" style:column-width="4.408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8.583cm"/>
    </style:style>
    <style:style style:name="co9" style:family="table-column">
      <style:table-column-properties fo:break-before="auto" style:column-width="11.098cm"/>
    </style:style>
    <style:style style:name="co10" style:family="table-column">
      <style:table-column-properties fo:break-before="auto" style:column-width="4.491cm"/>
    </style:style>
    <style:style style:name="co11" style:family="table-column">
      <style:table-column-properties fo:break-before="auto" style:column-width="3.88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8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Arial" style:font-name-asian="DejaVu Sans" style:font-name-complex="DejaVu Sans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style:font-name="Arial" style:font-name-asian="DejaVu Sans" style:font-name-complex="DejaVu Sans"/>
    </style:style>
    <style:style style:name="ta_extref" style:family="table">
      <style:table-properties table:display="false"/>
    </style:style>
    <style:style style:name="T1" style:family="text">
      <style:text-properties style:font-name="Arial" style:font-name-asian="DejaVu Sans" style:font-name-complex="DejaVu Sans"/>
    </style:style>
  </office:automatic-styles>
  <office:body>
    <office:spreadsheet>
      <table:table table:name="API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Method</text:p>
          </table:table-cell>
          <table:table-cell table:style-name="ce1" office:value-type="string">
            <text:p>Signature</text:p>
          </table:table-cell>
          <table:table-cell table:style-name="ce1" office:value-type="string">
            <text:p>Response</text:p>
          </table:table-cell>
        </table:table-row>
        <table:table-row table:style-name="ro1">
          <table:table-cell office:value-type="string">
            <text:p>getMeetings</text:p>
          </table:table-cell>
          <table:table-cell office:value-type="string">
            <text:p>{type: 'scheduled', for: 'today'}</text:p>
          </table:table-cell>
          <table:table-cell office:value-type="string">
            <text:p>{id: 1, name: 'Monthly All-Hands Meeting', start_at: '13:00', end_at: '15:00', members: getMeetingMembers({meeting_id: 1})}</text:p>
          </table:table-cell>
        </table:table-row>
        <table:table-row table:style-name="ro1">
          <table:table-cell office:value-type="string">
            <text:p>connectMeeting</text:p>
          </table:table-cell>
          <table:table-cell office:value-type="string">
            <text:p>{meeting_id: n}</text:p>
          </table:table-cell>
          <table:table-cell office:value-type="string">
            <text:p>getMeetingMembers()</text:p>
          </table:table-cell>
        </table:table-row>
        <table:table-row table:style-name="ro1">
          <table:table-cell office:value-type="string">
            <text:p>currentMeeting</text:p>
          </table:table-cell>
          <table:table-cell/>
          <table:table-cell office:value-type="string">
            <text:p>GLOBAL::CURRENT_MEETING</text:p>
          </table:table-cell>
        </table:table-row>
        <table:table-row table:style-name="ro1">
          <table:table-cell office:value-type="string">
            <text:p>meetingTimeElapsed</text:p>
          </table:table-cell>
          <table:table-cell/>
          <table:table-cell office:value-type="string">
            <text:p>(Time.now – current_meeting().start_at).to_readable_time_string</text:p>
          </table:table-cell>
        </table:table-row>
        <table:table-row table:style-name="ro1">
          <table:table-cell office:value-type="string">
            <text:p>getMeetingMembers</text:p>
          </table:table-cell>
          <table:table-cell/>
          <table:table-cell office:value-type="string">
            <text:p>[{id: 1, name: 'Lisa Rogers', type: 'contact', if_pinned: bool, if_muted: bool}, {id: 4, name: 'Live from Boston', type: 'webcam', if_pinned: bool, if_muted: bool}, {id: 9, name: 'Demo', type: desktop', if_pinned: bool, if_muted: bool}]</text:p>
          </table:table-cell>
        </table:table-row>
        <table:table-row table:style-name="ro1">
          <table:table-cell office:value-type="string">
            <text:p>endMeeting</text:p>
          </table:table-cell>
          <table:table-cell/>
          <table:table-cell office:value-type="string">
            <text:p>updateCurrentMeeting({status: 'ended'});</text:p>
          </table:table-cell>
        </table:table-row>
        <table:table-row table:style-name="ro1">
          <table:table-cell office:value-type="string">
            <text:p>getMeeting</text:p>
          </table:table-cell>
          <table:table-cell office:value-type="string">
            <text:p>{meeting_id: n}</text:p>
          </table:table-cell>
          <table:table-cell office:value-type="string">
            <text:p>meeting:obj</text:p>
          </table:table-cell>
        </table:table-row>
        <table:table-row table:style-name="ro1">
          <table:table-cell office:value-type="string">
            <text:p>updateMeeting</text:p>
          </table:table-cell>
          <table:table-cell office:value-type="string">
            <text:p>{meeting_id: n, attrib_to_update: value}</text:p>
          </table:table-cell>
          <table:table-cell office:value-type="string">
            <text:p>getMeeting(params[:meeting_id]).update_attrubutes(params)</text:p>
          </table:table-cell>
        </table:table-row>
        <table:table-row table:style-name="ro1">
          <table:table-cell office:value-type="string">
            <text:p>updateCurrentMeeting</text:p>
          </table:table-cell>
          <table:table-cell office:value-type="string">
            <text:p>{attrib_to_update: value}</text:p>
          </table:table-cell>
          <table:table-cell office:value-type="string">
            <text:p>current_meeting().update_attrubutes(params)</text:p>
          </table:table-cell>
        </table:table-row>
        <table:table-row table:style-name="ro1">
          <table:table-cell office:value-type="string">
            <text:p>updateMember</text:p>
          </table:table-cell>
          <table:table-cell office:value-type="string">
            <text:p>{attrib_to_update: value}</text:p>
          </table:table-cell>
          <table:table-cell office:value-type="string">
            <text:p>member obj:hash</text:p>
          </table:table-cell>
        </table:table-row>
        <table:table-row table:style-name="ro1">
          <table:table-cell office:value-type="string">
            <text:p>randomNameForMeeting</text:p>
          </table:table-cell>
          <table:table-cell/>
          <table:table-cell office:value-type="string">
            <text:p>“mtg_name_123”</text:p>
          </table:table-cell>
        </table:table-row>
        <table:table-row table:style-name="ro1">
          <table:table-cell office:value-type="string">
            <text:p>createMeeting</text:p>
          </table:table-cell>
          <table:table-cell/>
          <table:table-cell table:style-name="ce2" office:value-type="string">
            <text:p>meeting:obj:hash:{id: pk + 1, name: randomNameForMeeting()}</text:p>
          </table:table-cell>
        </table:table-row>
        <table:table-row table:style-name="ro1">
          <table:table-cell office:value-type="string">
            <text:p>getMember</text:p>
          </table:table-cell>
          <table:table-cell office:value-type="string">
            <text:p>{member_id: n}</text:p>
          </table:table-cell>
          <table:table-cell office:value-type="string">
            <text:p>member obj:hash</text:p>
          </table:table-cell>
        </table:table-row>
        <table:table-row table:style-name="ro1">
          <table:table-cell office:value-type="string">
            <text:p>muteMember</text:p>
          </table:table-cell>
          <table:table-cell office:value-type="string">
            <text:p>{member_id: n}</text:p>
          </table:table-cell>
          <table:table-cell office:value-type="string">
            <text:p>var member = getMember({member_id: n}); canMuteMember(member); updateMember({member_id: member.id, if_muted: true});</text:p>
          </table:table-cell>
        </table:table-row>
        <table:table-row table:style-name="ro1">
          <table:table-cell office:value-type="string">
            <text:p>canMuteMember</text:p>
          </table:table-cell>
          <table:table-cell office:value-type="string">
            <text:p>member:obj:hash</text:p>
          </table:table-cell>
          <table:table-cell office:value-type="string">
            <text:p>boolean</text:p>
          </table:table-cell>
        </table:table-row>
        <table:table-row table:style-name="ro1">
          <table:table-cell office:value-type="string">
            <text:p>pinMember</text:p>
          </table:table-cell>
          <table:table-cell office:value-type="string">
            <text:p>{member_id: n}</text:p>
          </table:table-cell>
          <table:table-cell office:value-type="string">
            <text:p>var member = getMember({member_id: n}); canPinMember(member); updateMember({member_id: member.id, if_pinned: true});</text:p>
          </table:table-cell>
        </table:table-row>
        <table:table-row table:style-name="ro1">
          <table:table-cell office:value-type="string">
            <text:p>canPinMember</text:p>
          </table:table-cell>
          <table:table-cell office:value-type="string">
            <text:p>member:obj:hash</text:p>
          </table:table-cell>
          <table:table-cell office:value-type="string">
            <text:p>current_meeting().pinned_members.size == 0 ? true : false;</text:p>
          </table:table-cell>
        </table:table-row>
        <table:table-row table:style-name="ro1">
          <table:table-cell office:value-type="string">
            <text:p>muteMemberCamera</text:p>
          </table:table-cell>
          <table:table-cell office:value-type="string">
            <text:p>{member_id: n}</text:p>
          </table:table-cell>
          <table:table-cell office:value-type="string">
            <text:p>var member = getMember({member_id: n}); updateMember({member_id: member.id, if_camera_muted: true});</text:p>
          </table:table-cell>
        </table:table-row>
      </table:table>
      <table:table table:name="Event Handler" table:style-name="ta1" table:print="false"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Event</text:p>
          </table:table-cell>
          <table:table-cell table:style-name="ce1" office:value-type="string">
            <text:p>Call</text:p>
          </table:table-cell>
        </table:table-row>
        <table:table-row table:style-name="ro1">
          <table:table-cell office:value-type="string">
            <text:p>load</text:p>
          </table:table-cell>
          <table:table-cell office:value-type="string">
            <text:p>uiScreenSaver</text:p>
          </table:table-cell>
        </table:table-row>
        <table:table-row table:style-name="ro1">
          <table:table-cell office:value-type="string">
            <text:p>screensaver.touch</text:p>
          </table:table-cell>
          <table:table-cell office:value-type="string">
            <text:p>uiLoadMeetings</text:p>
          </table:table-cell>
        </table:table-row>
        <table:table-row table:style-name="ro1">
          <table:table-cell office:value-type="string">
            <text:p>.meeting_wrapper.touch</text:p>
          </table:table-cell>
          <table:table-cell office:value-type="string">
            <text:p>uiConnectMeeting</text:p>
          </table:table-cell>
        </table:table-row>
        <table:table-row table:style-name="ro1">
          <table:table-cell office:value-type="string">
            <text:p>#new_meeting.touch</text:p>
          </table:table-cell>
          <table:table-cell office:value-type="string">
            <text:p>uiNewMeeting</text:p>
          </table:table-cell>
        </table:table-row>
        <table:table-row table:style-name="ro1">
          <table:table-cell office:value-type="string">
            <text:p>#new_phone_call.touch</text:p>
          </table:table-cell>
          <table:table-cell office:value-type="string">
            <text:p>uiNewPhoneCall</text:p>
          </table:table-cell>
        </table:table-row>
        <table:table-row table:style-name="ro1">
          <table:table-cell office:value-type="string">
            <text:p>#current_meeting.members.mute.touch</text:p>
          </table:table-cell>
          <table:table-cell office:value-type="string">
            <text:p>uiMuteMember</text:p>
          </table:table-cell>
        </table:table-row>
        <table:table-row table:style-name="ro1">
          <table:table-cell office:value-type="string">
            <text:p>#current_meeting.members.pin.touch</text:p>
          </table:table-cell>
          <table:table-cell office:value-type="string">
            <text:p>uiPinMember</text:p>
          </table:table-cell>
        </table:table-row>
        <table:table-row table:style-name="ro1">
          <table:table-cell office:value-type="string">
            <text:p>#current_meeting.members.camera_settings.touch</text:p>
          </table:table-cell>
          <table:table-cell office:value-type="string">
            <text:p>uiMemberCameraSettings</text:p>
          </table:table-cell>
        </table:table-row>
        <table:table-row table:style-name="ro1">
          <table:table-cell office:value-type="string">
            <text:p>#current_meeting.members.camera_settings.mute.touch</text:p>
          </table:table-cell>
          <table:table-cell office:value-type="string">
            <text:p>uiMuteMemberCamera</text:p>
          </table:table-cell>
        </table:table-row>
      </table:table>
      <table:table table:name="User Interface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ce3"/>
        <table:table-row table:style-name="ro1">
          <table:table-cell table:style-name="ce1" office:value-type="string">
            <text:p>Method</text:p>
          </table:table-cell>
          <table:table-cell table:style-name="ce1" office:value-type="string">
            <text:p>Signature</text:p>
          </table:table-cell>
          <table:table-cell table:style-name="ce1" office:value-type="string">
            <text:p>Calls</text:p>
          </table:table-cell>
        </table:table-row>
        <table:table-row table:style-name="ro2">
          <table:table-cell office:value-type="string">
            <text:p>uiProcessingPopup</text:p>
          </table:table-cell>
          <table:table-cell office:value-type="string">
            <text:p>enable:boolean:default:1, </text:p>
            <text:p>{</text:p>
            <text:p><text:s text:c="2"/>Message: 'Joining the meeting Grizzly Demo', </text:p>
            <text:p><text:s text:c="2"/>allowCancel:boolean:default:1, </text:p>
            <text:p><text:s text:c="2"/>CancelMessage: ''</text:p>
            <text:p>}</text:p>
          </table:table-cell>
          <table:table-cell table:style-name="Default"/>
        </table:table-row>
        <table:table-row table:style-name="ro3">
          <table:table-cell office:value-type="string">
            <text:p>uiLoadMeetings</text:p>
          </table:table-cell>
          <table:table-cell/>
          <table:table-cell office:value-type="string">
            <text:p>API.getMeetings({type: 'scheduled', for: type:date:default:today});</text:p>
            <text:p>API.get<text:span text:style-name="T1">Meetings({type: 'recent', for: type:date:default:today});</text:span></text:p>
          </table:table-cell>
        </table:table-row>
        <table:table-row table:style-name="ro4">
          <table:table-cell office:value-type="string">
            <text:p>uiConnectMeeting</text:p>
          </table:table-cell>
          <table:table-cell office:value-type="string">
            <text:p>{meeting_id: n}</text:p>
          </table:table-cell>
          <table:table-cell office:value-type="string">
            <text:p>uiProcessingPopup(enable:boolean:default:1, </text:p>
            <text:p><text:span text:style-name="T1">{ message: 'Joining the meeting Grizzly Demo', </text:span></text:p>
            <text:p><text:span text:style-name="T1"><text:s text:c="2"/></text:span><text:span text:style-name="T1">allowCancel:boolean:default:1, </text:span></text:p>
            <text:p><text:span text:style-name="T1"><text:s text:c="2"/></text:span><text:span text:style-name="T1">cancelMessage: '' });</text:span></text:p>
            <text:p>API.connectMeeting({meeting_id: n});</text:p>
            <text:p>API.getMeetingMembers();</text:p>
            <text:p>setInterval(1000, uiUpdateMeetingTimeElapsed);</text:p>
          </table:table-cell>
        </table:table-row>
        <table:table-row table:style-name="ro1">
          <table:table-cell office:value-type="string">
            <text:p>uiUpdateMeetingTimeElapsed</text:p>
          </table:table-cell>
          <table:table-cell/>
          <table:table-cell table:style-name="ce4" office:value-type="string">
            <text:p>API.meetingTimeElapsed();</text:p>
          </table:table-cell>
        </table:table-row>
        <table:table-row table:style-name="ro3">
          <table:table-cell office:value-type="string">
            <text:p>uiEndMeeting</text:p>
          </table:table-cell>
          <table:table-cell/>
          <table:table-cell office:value-type="string">
            <text:p>API.endMeeting();</text:p>
            <text:p>uiLoadMeetings();</text:p>
          </table:table-cell>
        </table:table-row>
        <table:table-row table:style-name="ro3">
          <table:table-cell office:value-type="string">
            <text:p>uiSwitchMeeting</text:p>
          </table:table-cell>
          <table:table-cell office:value-type="string">
            <text:p>{meeting_id: n}</text:p>
          </table:table-cell>
          <table:table-cell office:value-type="string">
            <text:p>uiEndMeeting();</text:p>
            <text:p>uiConnectMeeting({meeting_id: n});</text:p>
          </table:table-cell>
        </table:table-row>
        <table:table-row table:style-name="ro1">
          <table:table-cell office:value-type="string">
            <text:p>uiNewMeeting</text:p>
          </table:table-cell>
          <table:table-cell/>
          <table:table-cell office:value-type="string">
            <text:p>uiConnectMeeting(API.createMeeting().id);</text:p>
          </table:table-cell>
        </table:table-row>
        <table:table-row table:style-name="ro1">
          <table:table-cell office:value-type="string">
            <text:p>uiNewPhoneCall</text:p>
          </table:table-cell>
          <table:table-cell table:number-columns-repeated="2"/>
        </table:table-row>
        <table:table-row table:style-name="ro1">
          <table:table-cell office:value-type="string">
            <text:p>uiMuteMember</text:p>
          </table:table-cell>
          <table:table-cell office:value-type="string">
            <text:p>{member_id: n}</text:p>
          </table:table-cell>
          <table:table-cell office:value-type="string">
            <text:p>API.muteMember({member_id: n});</text:p>
          </table:table-cell>
        </table:table-row>
        <table:table-row table:style-name="ro1">
          <table:table-cell office:value-type="string">
            <text:p>uiPinMember</text:p>
          </table:table-cell>
          <table:table-cell office:value-type="string">
            <text:p>{member_id: n}</text:p>
          </table:table-cell>
          <table:table-cell office:value-type="string">
            <text:p>API.pinMember({member_id: n});</text:p>
          </table:table-cell>
        </table:table-row>
        <table:table-row table:style-name="ro1">
          <table:table-cell office:value-type="string">
            <text:p>uiMemberCameraSettings</text:p>
          </table:table-cell>
          <table:table-cell office:value-type="string">
            <text:p>{member_id: n}</text:p>
          </table:table-cell>
          <table:table-cell/>
        </table:table-row>
        <table:table-row table:style-name="ro1">
          <table:table-cell office:value-type="string">
            <text:p>uiMuteMemberCamera</text:p>
          </table:table-cell>
          <table:table-cell office:value-type="string">
            <text:p>{member_id: n}</text:p>
          </table:table-cell>
          <table:table-cell office:value-type="string">
            <text:p>API.muteMemberCamera({member_id: n});</text:p>
          </table:table-cell>
        </table:table-row>
        <table:table-row table:style-name="ro1" table:number-rows-repeated="1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Proxy" table:style-name="ta1" table:print="false"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>
            <text:p>Method</text:p>
          </table:table-cell>
          <table:table-cell table:style-name="ce1" office:value-type="string">
            <text:p>UI Method</text:p>
          </table:table-cell>
        </table:table-row>
        <table:table-row table:style-name="ro1">
          <table:table-cell office:value-type="string">
            <text:p>proxyProcessingPopup</text:p>
          </table:table-cell>
          <table:table-cell office:value-type="string">
            <text:p>uiProcessingPopup</text:p>
          </table:table-cell>
        </table:table-row>
        <table:table-row table:style-name="ro1">
          <table:table-cell office:value-type="string">
            <text:p>proxyLoadMeetings</text:p>
          </table:table-cell>
          <table:table-cell office:value-type="string">
            <text:p>uiLoadMeetings</text:p>
          </table:table-cell>
        </table:table-row>
        <table:table-row table:style-name="ro1">
          <table:table-cell office:value-type="string">
            <text:p>proxyEndMeeting</text:p>
          </table:table-cell>
          <table:table-cell office:value-type="string">
            <text:p>uiEndMeeting</text:p>
          </table:table-cell>
        </table:table-row>
        <table:table-row table:style-name="ro1">
          <table:table-cell office:value-type="string">
            <text:p>proxyMuteMember</text:p>
          </table:table-cell>
          <table:table-cell office:value-type="string">
            <text:p>uiMuteMember</text:p>
          </table:table-cell>
        </table:table-row>
        <table:table-row table:style-name="ro1">
          <table:table-cell office:value-type="string">
            <text:p>proxyMuteMemberCamera</text:p>
          </table:table-cell>
          <table:table-cell office:value-type="string">
            <text:p>uiMuteMemberCamer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1">11/07/2011</text:date>, <text:time>17:47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ditya Raj</meta:initial-creator>
    <meta:creation-date>2011-07-11T16:23:46</meta:creation-date>
    <dc:date>2011-07-11T17:47:56</dc:date>
    <dc:creator>Aditya Raj</dc:creator>
    <meta:editing-duration>PT01H22M57S</meta:editing-duration>
    <meta:editing-cycles>64</meta:editing-cycles>
    <meta:generator>OpenOffice.org/3.2$Linux OpenOffice.org_project/320m12$Build-9483</meta:generator>
    <meta:document-statistic meta:table-count="4" meta:cell-count="114" meta:object-count="0"/>
  </office:meta>
</office:document-meta>
</file>